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L1">
      <style:paragraph-properties fo:text-align="start" style:justify-single-word="false"/>
      <style:text-properties style:text-underline-style="none"/>
    </style:style>
    <style:style style:name="T1" style:family="text">
      <style:text-properties style:text-underline-style="none"/>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nexe au compte rendu d'activité </text:p>
      <text:p text:style-name="P3">de Vincent Ruch</text:p>
      <text:p text:style-name="P3">du 01/06//2012 au 30/06/2012</text:p>
      <text:p text:style-name="P3"/>
      <text:p text:style-name="P3"/>
      <text:p text:style-name="P1">Au cours de ce mois de juin et dans le cadre de la recherche sur Generic System, j'ai participé à la réflexion et à la mise en places des différents points suivants :</text:p>
      <text:p text:style-name="P1"><text:span text:style-name="T1"/></text:p>
      <text:list xml:id="list425667806" text:style-name="L1">
        <text:list-item>
          <text:p text:style-name="P2">GS Persistence : Réflexion sur la refonte du module de persistance de Generic System dans le but d'identifier et de séparer les responsabilités et de répercuter les évolutions du modèle sur celui-ci.</text:p>
          <text:list>
            <text:list-item>
              <text:p text:style-name="P2">La persistance permet de sauvegarder et de charger le système à un temps donné <text:span text:style-name="T2">t</text:span>. On écrit donc périodiquement, dans un répertoire, un nouveau fichier de sauvegarde représentant une photographie du modèle à un temps <text:span text:style-name="T2">t</text:span>. Cette photographie est appelée un Snapshot. Quand le système est relancé, le dernier fichier de sauvegarde est chargé pour restaurer le système au temps de cette photographie. Si aucun fichier de sauvegarde n'est présent, un nouveau système est créé. </text:p>
            </text:list-item>
            <text:list-item>
              <text:p text:style-name="P4">Séparation des responsabilités de sauvegarde et de chargement de snaphost. </text:p>
              <text:list>
                <text:list-item>
                  <text:p text:style-name="P4">On distingue trois entités dans la persistance de graphe de Generic System :</text:p>
                  <text:list>
                    <text:list-item>
                      <text:p text:style-name="P4">Le SnapshotMaker, qui a la responsabilité de sauvegarder des snapshots dans un répertoire. La sauvegarde est un événement ordonnancé, répété et <text:s/>lié à un graphe. Elle intervient tout au long de la vie du graphe et donc de l'Engine. </text:p>
                    </text:list-item>
                    <text:list-item>
                      <text:p text:style-name="P4">Le SnapshotLoader, qui a la responsabilité de charger le dernier snapshot sauvegardé. Le chargement, permet de recréer un graphe à partir d'un snapshot déjà sauvegardé, il intervient donc ponctuellement à la demande de création d'un graphe. </text:p>
                    </text:list-item>
                    <text:list-item>
                      <text:p text:style-name="P4">Le SnapshotArchiver, qui a la responsabilité de gérer le répertoire de snapshot. Cette gestion comprend <text:s/>le verrouillage du répertoire, l'écriture et la lecture d'un fichier de snapshot et la gestion dans le temps de ces fichiers. Le SnapshotMaker et le SnapshotLoader partage la même instance de SnapshotArchiver.</text:p>
                    </text:list-item>
                  </text:list>
                </text:list-item>
                <text:list-item>
                  <text:p text:style-name="P4">Fonctionnement du processus de persistance :</text:p>
                  <text:list>
                    <text:list-item>
                      <text:p text:style-name="P4">Au premier lancement du système, on indique un répertoire de persistance. Aucun snapshot n'est présent dans le dossier, le SnapshotLoader nous fournis donc un nouvel Engine. Il nous communique également un SnapshotArchiver qui contient le verrou sur le répertoire. Ce SnapshotArchiver est transmis au SnapshotMaker de l'Engine, lui permettant de réaliser périodiquement des sauvegardes du système sous forme de fichiers écris dans le répertoire de persistance.</text:p>
                    </text:list-item>
                    <text:list-item>
                      <text:p text:style-name="P4">Lors de l’arrêt du système, on obtient <text:s/>un répertoire comportant des fichiers de snapshot représentant le système à des temps différents.</text:p>
                    </text:list-item>
                    <text:list-item>
                      <text:p text:style-name="P4">Quand on redémarre le système en spécifiant à nouveau le répertoire de persistance, le SnapshotLoader restaure le dernier fichier de sauvegarde grâce au SnapshotArchiver. Le SnapshotArchiver est ensuite associé au SnapshotMaker de l'Engine pour permettre de relancer le processus de création périodique de fichiers de sauvegarde.</text:p>
                    </text:list-item>
                  </text:list>
                </text:list-item>
              </text:list>
            </text:list-item>
            <text:list-item>
              <text:p text:style-name="P4">Séparation de la classe existante SnapshotManager en deux classes distincts SnapshotMaker et SnapshotLoader.</text:p>
            </text:list-item>
            <text:list-item>
              <text:p text:style-name="P4">Refonte de l'engineFactory pour que celle-ci puisse être utilisée avec le SnapshotLoader.</text:p>
            </text:list-item>
            <text:list-item>
              <text:p text:style-name="P4">Modification de l'Engine pour prendre en compte la séparation du SnapshotMaker et du SnapshotLoader.</text:p>
            </text:list-item>
            <text:list-item>
              <text:p text:style-name="P4">Nouvelle méthode d'ordination des nœuds du graphe pour permettre de sauvegarder les <text:soft-page-break/>dépendances en premier. </text:p>
              <text:list>
                <text:list-item>
                  <text:p text:style-name="P4">Implémentation de la comparaison temporelle de deux nœuds en utilisant leurs dates de conception.</text:p>
                </text:list-item>
              </text:list>
            </text:list-item>
            <text:list-item>
              <text:p text:style-name="P4">Modification de la structure du fichier de sauvegarde</text:p>
              <text:list>
                <text:list-item>
                  <text:p text:style-name="P4">Suppression des marqueurs «ENGINE » et « META »</text:p>
                </text:list-item>
                <text:list-item>
                  <text:p text:style-name="P4">Ajout de la sauvegarde des components sides</text:p>
                </text:list-item>
                <text:list-item>
                  <text:p text:style-name="P4">Sauvegarde du caractère structurel des nœuds primaires</text:p>
                </text:list-item>
                <text:list-item>
                  <text:p text:style-name="P4">Sauvegarde des dates de conception, de construction, de dernière lecture et de destruction des nœuds.</text:p>
                </text:list-item>
              </text:list>
              <text:p text:style-name="P4"/>
            </text:list-item>
          </text:list>
        </text:list-item>
        <text:list-item>
          <text:p text:style-name="P4">GS Test Persistance</text:p>
          <text:list>
            <text:list-item>
              <text:p text:style-name="P4">Réflexion sur une nouvelle implémentation de la comparaison de deux moteurs dans le but de tester la restauration du système. :</text:p>
              <text:list>
                <text:list-item>
                  <text:p text:style-name="P4">Itération récursive simultanément sur les deux graphes pour comparer les nœuds deux à deux.</text:p>
                </text:list-item>
              </text:list>
            </text:list-item>
          </text:list>
        </text:list-item>
        <text:list-item>
          <text:p text:style-name="P2">GS Api:</text:p>
          <text:list>
            <text:list-item>
              <text:p text:style-name="P4">Réflexion sur l 'architecture logiciel et centralisation des factory introspectives dans l'API</text:p>
            </text:list-item>
          </text:list>
        </text:list-item>
        <text:list-item>
          <text:p text:style-name="P2">GS MyAdmin</text:p>
          <text:list>
            <text:list-item>
              <text:p text:style-name="P4">Recherche et réflexion sur la factorisation des vues en un seul composant.</text:p>
            </text:list-item>
            <text:list-item>
              <text:p text:style-name="P4">Recherche des fonctionnalités a ajouter au moteur permettant d'interfacer celui-ci avec l’outil d'administration.</text:p>
            </text:list-item>
            <text:list-item>
              <text:p text:style-name="P4">Ajout de ses fonctionnalités dans l'Api et l'Impl (newInstance)</text:p>
            </text:list-item>
          </text:list>
        </text:list-item>
        <text:list-item>
          <text:p text:style-name="P4">GS Impl </text:p>
          <text:list>
            <text:list-item>
              <text:p text:style-name="P4">Mise en place des relations multidirectionnelles</text:p>
              <text:p text:style-name="P4"/>
              <text:p text:style-name="P4"/>
              <text:p text:style-name="P4"/>
            </text:list-item>
          </text:list>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0:53:16</meta:creation-date>
    <dc:date>2012-06-29T12:31:03</dc:date>
    <meta:editing-duration>P1DT1H45M37S</meta:editing-duration>
    <meta:editing-cycles>44</meta:editing-cycles>
    <meta:generator>LibreOffice/3.4$Unix LibreOffice_project/340m1$Build-502</meta:generator>
    <meta:print-date>2012-06-29T12:13:09</meta:print-date>
    <meta:document-statistic meta:table-count="0" meta:image-count="0" meta:object-count="0" meta:page-count="2" meta:paragraph-count="36" meta:word-count="678" meta:character-count="4306" meta:non-whitespace-character-count="3686"/>
  </office:meta>
</office:document-meta>
</file>